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Helvetica65-Medium" svg:font-family="Helvetica65-Medium" style:font-adornments="Regular" style:font-family-generic="swiss" style:font-pitch="variable"/>
    <style:font-face style:name="Univers 45 Light" svg:font-family="'Univers 45 Light'" style:font-adornments="65 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12f393" officeooo:paragraph-rsid="0012f393"/>
    </style:style>
    <style:style style:name="P2" style:family="paragraph" style:parent-style-name="Text_20_body">
      <style:text-properties officeooo:rsid="0012f393" officeooo:paragraph-rsid="0012f3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fka – Das Urteil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Helvetica65-Medium" svg:font-family="Helvetica65-Medium" style:font-adornments="Regular" style:font-family-generic="swiss" style:font-pitch="variable"/>
    <style:font-face style:name="Univers 45 Light" svg:font-family="'Univers 45 Light'" style:font-adornments="65 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Times New Roman" fo:font-family="'Times New Roman'" style:font-style-name="Regular" style:font-family-generic="roman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nivers 45 Light" fo:font-family="'Univers 45 Light'" style:font-style-name="65 Bold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end" style:justify-single-word="false" style:page-number="auto"/>
      <style:text-properties fo:font-size="28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4:43:51.708000000</meta:creation-date>
    <dc:title>Main</dc:title>
    <meta:editing-duration>PT3M47S</meta:editing-duration>
    <meta:editing-cycles>2</meta:editing-cycles>
    <meta:generator>LibreOffice/4.4.5.2$Windows_x86 LibreOffice_project/a22f674fd25a3b6f45bdebf25400ed2adff0ff99</meta:generator>
    <dc:date>2015-10-20T14:47:38.479000000</dc:date>
    <meta:document-statistic meta:table-count="0" meta:image-count="0" meta:object-count="0" meta:page-count="1" meta:paragraph-count="1" meta:word-count="3" meta:character-count="18" meta:non-whitespace-character-count="15"/>
    <meta:template xlink:type="simple" xlink:actuate="onRequest" xlink:title="Main" xlink:href="../../../../../../../AppData/Roaming/LibreOffice/4/user/template/Main.ott" meta:date="2015-10-20T14:43:51.282000000"/>
  </office:meta>
</office:document-meta>
</file>